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</table:content-validations>
      <table:table table:name="DATE (YY-MM-D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9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[Insert Map Maker Name Here]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[Insert Tournament Representative Name Here]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SPC-01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Hol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Spac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Bar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D</text:p>
          </table:table-cell>
          <table:table-cell office:value-type="string" calcext:value-type="string">
            <text:p>Elevation, Beach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E</text:p>
          </table:table-cell>
          <table:table-cell office:value-type="string" calcext:value-type="string">
            <text:p>Elevation, Player Land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F</text:p>
          </table:table-cell>
          <table:table-cell office:value-type="string" calcext:value-type="string">
            <text:p>Elevation, Rim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Hol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Terrain, Spac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Terrain, Bar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D</text:p>
          </table:table-cell>
          <table:table-cell office:value-type="string" calcext:value-type="string">
            <text:p>Terrain, Beach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E</text:p>
          </table:table-cell>
          <table:table-cell office:value-type="string" calcext:value-type="string">
            <text:p>Terrain, Player Land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F</text:p>
          </table:table-cell>
          <table:table-cell office:value-type="string" calcext:value-type="string">
            <text:p>Terrain, Rim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Hol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2</text:p>
          </table:table-cell>
          <table:table-cell office:value-type="string" calcext:value-type="string">
            <text:p>Resources, Bar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3</text:p>
          </table:table-cell>
          <table:table-cell office:value-type="string" calcext:value-type="string">
            <text:p>Resources, Rim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84];[.A88])" office:value-type="float" office:value="57" calcext:value-type="float" table:number-columns-spanned="2" table:number-rows-spanned="1">
            <text:p>57</text:p>
          </table:table-cell>
          <table:covered-table-cell/>
          <table:table-cell table:style-name="ce12" table:formula="of:=COUNTIF([.$F$8:.$F$84];[.A88])" office:value-type="float" office:value="57" calcext:value-type="float" table:number-columns-spanned="2" table:number-rows-spanned="1">
            <text:p>57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84];[.A89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4];[.A89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84];[.A9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4];[.A90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84];[.A91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4];[.A91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84];[.A9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4];[.A92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84];[.A9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4];[.A93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calcext:conditional-formats>
          <calcext:conditional-format calcext:target-range-address="'DATE (YY-MM-DD)'.F44:'DATE (YY-MM-DD)'.F46 'DATE (YY-MM-DD)'.F48:'DATE (YY-MM-DD)'.F48 'DATE (YY-MM-DD)'.F50:'DATE (YY-MM-DD)'.F53 'DATE (YY-MM-DD)'.F55:'DATE (YY-MM-DD)'.F58 'DATE (YY-MM-DD)'.F60:'DATE (YY-MM-DD)'.F60 'DATE (YY-MM-DD)'.F62:'DATE (YY-MM-DD)'.F63 'DATE (YY-MM-DD)'.F65:'DATE (YY-MM-DD)'.F67 'DATE (YY-MM-DD)'.F69:'DATE (YY-MM-DD)'.F76 'DATE (YY-MM-DD)'.F78:'DATE (YY-MM-DD)'.F78 'DATE (YY-MM-DD)'.F80:'DATE (YY-MM-DD)'.F80 'DATE (YY-MM-DD)'.F82:'DATE (YY-MM-DD)'.F82 'DATE (YY-MM-DD)'.F84:'DATE (YY-MM-DD)'.F84 'DATE (YY-MM-DD)'.D44:'DATE (YY-MM-DD)'.D46 'DATE (YY-MM-DD)'.D48:'DATE (YY-MM-DD)'.D48 'DATE (YY-MM-DD)'.D50:'DATE (YY-MM-DD)'.D53 'DATE (YY-MM-DD)'.D55:'DATE (YY-MM-DD)'.D58 'DATE (YY-MM-DD)'.D60:'DATE (YY-MM-DD)'.D60 'DATE (YY-MM-DD)'.D62:'DATE (YY-MM-DD)'.D63 'DATE (YY-MM-DD)'.D65:'DATE (YY-MM-DD)'.D67 'DATE (YY-MM-DD)'.D69:'DATE (YY-MM-DD)'.D76 'DATE (YY-MM-DD)'.D78:'DATE (YY-MM-DD)'.D78 'DATE (YY-MM-DD)'.D80:'DATE (YY-MM-DD)'.D80 'DATE (YY-MM-DD)'.D82:'DATE (YY-MM-DD)'.D82 'DATE (YY-MM-DD)'.D84:'DATE (YY-MM-DD)'.D84 'DATE (YY-MM-DD)'.D8:'DATE (YY-MM-DD)'.D41 'DATE (YY-MM-DD)'.F8:'DATE (YY-MM-DD)'.F41">
            <calcext:condition calcext:apply-style-name="Red Fill" calcext:value="=&quot;Non-Compliant&quot;" calcext:base-cell-address="'DATE (YY-MM-DD)'.D8"/>
            <calcext:condition calcext:apply-style-name="Orange Fill" calcext:value="=&quot;Exception Rejected&quot;" calcext:base-cell-address="'DATE (YY-MM-DD)'.D8"/>
            <calcext:condition calcext:apply-style-name="Light Green Fill" calcext:value="=&quot;Compliance Expected&quot;" calcext:base-cell-address="'DATE (YY-MM-DD)'.D8"/>
            <calcext:condition calcext:apply-style-name="Dark Green Fill" calcext:value="=&quot;Exception Granted&quot;" calcext:base-cell-address="'DATE (YY-MM-DD)'.D8"/>
            <calcext:condition calcext:apply-style-name="Emerald Fill" calcext:value="=&quot;Compliant&quot;" calcext:base-cell-address="'DATE (YY-MM-DD)'.D8"/>
            <calcext:condition calcext:apply-style-name="Note" calcext:value="=&quot;Not-Applicable&quot;" calcext:base-cell-address="'DATE (YY-MM-DD)'.D8"/>
            <calcext:condition calcext:apply-style-name="Yellow Fill" calcext:value="=&quot;Exception Requested&quot;" calcext:base-cell-address="'DATE (YY-MM-DD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13T21:20:08.021000000</dc:date>
    <meta:editing-duration>P2DT17H20M14S</meta:editing-duration>
    <meta:editing-cycles>209</meta:editing-cycles>
    <meta:generator>LibreOffice/24.8.1.2$Windows_X86_64 LibreOffice_project/87fa9aec1a63e70835390b81c40bb8993f1d4ff6</meta:generator>
    <meta:document-statistic meta:table-count="1" meta:cell-count="269" meta:object-count="0"/>
  </office:meta>
</office:document-meta>
</file>